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7764in" fo:margin-left="-0.0785in" table:align="left" style:writing-mode="lr-tb"/>
    </style:style>
    <style:style style:name="Table1.A" style:family="table-column">
      <style:table-column-properties style:column-width="0.6146in"/>
    </style:style>
    <style:style style:name="Table1.B" style:family="table-column">
      <style:table-column-properties style:column-width="1.0451in"/>
    </style:style>
    <style:style style:name="Table1.C" style:family="table-column">
      <style:table-column-properties style:column-width="0.9507in"/>
    </style:style>
    <style:style style:name="Table1.D" style:family="table-column">
      <style:table-column-properties style:column-width="1.0618in"/>
    </style:style>
    <style:style style:name="Table1.E" style:family="table-column">
      <style:table-column-properties style:column-width="0.8583in"/>
    </style:style>
    <style:style style:name="Table1.F" style:family="table-column">
      <style:table-column-properties style:column-width="0.6194in"/>
    </style:style>
    <style:style style:name="Table1.G" style:family="table-column">
      <style:table-column-properties style:column-width="0.626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G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5.9069in" fo:margin-left="-0.075in" table:align="left" style:writing-mode="lr-tb"/>
    </style:style>
    <style:style style:name="Table2.A" style:family="table-column">
      <style:table-column-properties style:column-width="0.7021in"/>
    </style:style>
    <style:style style:name="Table2.B" style:family="table-column">
      <style:table-column-properties style:column-width="5.204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none" fo:border-top="none" fo:border-bottom="0.013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3" style:family="table">
      <style:table-properties style:width="6.15in" fo:margin-left="-0.0785in" table:align="left" style:writing-mode="lr-tb"/>
    </style:style>
    <style:style style:name="Table3.A" style:family="table-column">
      <style:table-column-properties style:column-width="0.6646in"/>
    </style:style>
    <style:style style:name="Table3.B" style:family="table-column">
      <style:table-column-properties style:column-width="0.6632in"/>
    </style:style>
    <style:style style:name="Table3.D" style:family="table-column">
      <style:table-column-properties style:column-width="0.5201in"/>
    </style:style>
    <style:style style:name="Table3.E" style:family="table-column">
      <style:table-column-properties style:column-width="0.2694in"/>
    </style:style>
    <style:style style:name="Table3.F" style:family="table-column">
      <style:table-column-properties style:column-width="0.7153in"/>
    </style:style>
    <style:style style:name="Table3.G" style:family="table-column">
      <style:table-column-properties style:column-width="0.6625in"/>
    </style:style>
    <style:style style:name="Table3.H" style:family="table-column">
      <style:table-column-properties style:column-width="0.6653in"/>
    </style:style>
    <style:style style:name="Table3.I" style:family="table-column">
      <style:table-column-properties style:column-width="0.25in"/>
    </style:style>
    <style:style style:name="Table3.J" style:family="table-column">
      <style:table-column-properties style:column-width="0.41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D2" style:family="table-cell">
      <style:table-cell-properties style:vertical-align="top" style:border-line-width-bottom="0.0007in 0.0139in 0.0007in" fo:padding-left="0.075in" fo:padding-right="0.075in" fo:padding-top="0in" fo:padding-bottom="0in" fo:border-left="none" fo:border-right="none" fo:border-top="none" fo:border-bottom="0.0153in double #000000" style:writing-mode="lr-tb"/>
    </style:style>
    <style:style style:name="Table3.D3" style:family="table-cell">
      <style:table-cell-properties style:vertical-align="middle" style:border-line-width-left="0.0007in 0.0139in 0.0007in" style:border-line-width-top="0.0007in 0.0139in 0.0007in" style:border-line-width-bottom="0.0007in 0.0139in 0.0007in" fo:padding-left="0.075in" fo:padding-right="0.075in" fo:padding-top="0in" fo:padding-bottom="0in" fo:border-left="0.0153in double #000000" fo:border-right="none" fo:border-top="0.0153in double #000000" fo:border-bottom="0.0153in double #000000" style:writing-mode="lr-tb"/>
    </style:style>
    <style:style style:name="Table3.G3" style:family="table-cell">
      <style:table-cell-properties style:vertical-align="top" style:border-line-width-left="0.0007in 0.0139in 0.0007in" fo:padding-left="0.075in" fo:padding-right="0.075in" fo:padding-top="0in" fo:padding-bottom="0in" fo:border-left="0.0153in double #000000" fo:border-right="none" fo:border-top="none" fo:border-bottom="none" style:writing-mode="lr-tb"/>
    </style:style>
    <style:style style:name="Table3.D4" style:family="table-cell">
      <style:table-cell-properties style:vertical-align="top" style:border-line-width-top="0.0007in 0.0139in 0.0007in" fo:padding-left="0.075in" fo:padding-right="0.075in" fo:padding-top="0in" fo:padding-bottom="0in" fo:border-left="none" fo:border-right="none" fo:border-top="0.0153in double #000000" fo:border-bottom="none" style:writing-mode="lr-tb"/>
    </style:style>
    <style:style style:name="Table3.H5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le3.H6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K6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Table3.H7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3.B8" style:family="table-cell">
      <style:table-cell-properties style:vertical-align="top" style:border-line-width-left="0.0007in 0.0139in 0.0007in" style:border-line-width-top="0.0007in 0.0139in 0.0007in" style:border-line-width-bottom="0.0007in 0.0139in 0.0007in" fo:padding-left="0.075in" fo:padding-right="0.075in" fo:padding-top="0in" fo:padding-bottom="0in" fo:border-left="0.0153in double #000000" fo:border-right="none" fo:border-top="0.0153in double #000000" fo:border-bottom="0.0153in double #000000" style:writing-mode="lr-tb"/>
    </style:style>
    <style:style style:name="Table4" style:family="table">
      <style:table-properties style:width="6.15in" fo:margin-left="-0.0854in" table:align="left" style:writing-mode="lr-tb"/>
    </style:style>
    <style:style style:name="Table4.A" style:family="table-column">
      <style:table-column-properties style:column-width="1.9236in"/>
    </style:style>
    <style:style style:name="Table4.B" style:family="table-column">
      <style:table-column-properties style:column-width="0.6514in"/>
    </style:style>
    <style:style style:name="Table4.C" style:family="table-column">
      <style:table-column-properties style:column-width="3.375in"/>
    </style:style>
    <style:style style:name="Table4.D" style:family="table-column">
      <style:table-column-properties style:column-width="0.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none" fo:border-top="none" fo:border-bottom="0.0139in solid #000000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139in solid #000000" style:writing-mode="lr-tb"/>
    </style:style>
    <style:style style:name="Table4.D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none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none" fo:border-right="none" fo:border-top="0.0139in solid #000000" fo:border-bottom="none" style:writing-mode="lr-tb"/>
    </style:style>
    <style:style style:name="Table5" style:family="table">
      <style:table-properties style:width="7.2326in" fo:margin-left="-0.075in" table:align="left" style:writing-mode="lr-tb"/>
    </style:style>
    <style:style style:name="Table5.A" style:family="table-column">
      <style:table-column-properties style:column-width="0.1986in"/>
    </style:style>
    <style:style style:name="Table5.B" style:family="table-column">
      <style:table-column-properties style:column-width="1.8764in"/>
    </style:style>
    <style:style style:name="Table5.C" style:family="table-column">
      <style:table-column-properties style:column-width="0.166in"/>
    </style:style>
    <style:style style:name="Table5.D" style:family="table-column">
      <style:table-column-properties style:column-width="0.209in"/>
    </style:style>
    <style:style style:name="Table5.E" style:family="table-column">
      <style:table-column-properties style:column-width="2.125in"/>
    </style:style>
    <style:style style:name="Table5.H" style:family="table-column">
      <style:table-column-properties style:column-width="1.950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.E1" style:family="table-cell">
      <style:table-cell-properties style:vertical-align="top" fo:padding-left="0.075in" fo:padding-right="0.075in" fo:padding-top="0in" fo:padding-bottom="0in" fo:border-left="none" fo:border-right="none" fo:border-top="none" fo:border-bottom="0.0139in solid #000000" style:writing-mode="lr-tb"/>
    </style:style>
    <style:style style:name="Table5.E2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139in solid #000000" style:writing-mode="lr-tb"/>
    </style:style>
    <style:style style:name="Table5.F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none" style:writing-mode="lr-tb"/>
    </style:style>
    <style:style style:name="Table5.E4" style:family="table-cell">
      <style:table-cell-properties style:vertical-align="top" fo:padding-left="0.075in" fo:padding-right="0.075in" fo:padding-top="0in" fo:padding-bottom="0in" fo:border-left="none" fo:border-right="none" fo:border-top="0.0139in solid #000000" fo:border-bottom="none" style:writing-mode="lr-tb"/>
    </style:style>
    <style:style style:name="Table5.E8" style:family="table-cell">
      <style:table-cell-properties style:vertical-align="top" fo:padding-left="0.075in" fo:padding-right="0.075in" fo:padding-top="0in" fo:padding-bottom="0in" fo:border-left="none" fo:border-right="none" fo:border-top="0.0139in solid #000000" fo:border-bottom="0.0139in solid #000000" style:writing-mode="lr-tb"/>
    </style:style>
    <style:style style:name="Table6" style:family="table">
      <style:table-properties style:width="6.15in" fo:margin-left="-0.075in" table:align="left" style:writing-mode="lr-tb"/>
    </style:style>
    <style:style style:name="Table6.A" style:family="table-column">
      <style:table-column-properties style:column-width="0.4139in"/>
    </style:style>
    <style:style style:name="Table6.B" style:family="table-column">
      <style:table-column-properties style:column-width="1.4111in"/>
    </style:style>
    <style:style style:name="Table6.C" style:family="table-column">
      <style:table-column-properties style:column-width="0.8618in"/>
    </style:style>
    <style:style style:name="Table6.E" style:family="table-column">
      <style:table-column-properties style:column-width="1.5979in"/>
    </style:style>
    <style:style style:name="Table6.F" style:family="table-column">
      <style:table-column-properties style:column-width="0.1938in"/>
    </style:style>
    <style:style style:name="Table6.G" style:family="table-column">
      <style:table-column-properties style:column-width="0.8097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.E1" style:family="table-cell">
      <style:table-cell-properties style:vertical-align="top" fo:padding-left="0.075in" fo:padding-right="0.075in" fo:padding-top="0in" fo:padding-bottom="0in" fo:border-left="none" fo:border-right="none" fo:border-top="none" fo:border-bottom="0.0139in solid #000000" style:writing-mode="lr-tb"/>
    </style:style>
    <style:style style:name="Table6.E2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139in solid #000000" style:writing-mode="lr-tb"/>
    </style:style>
    <style:style style:name="Table6.F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none" style:writing-mode="lr-tb"/>
    </style:style>
    <style:style style:name="Table6.C3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6.E3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069in solid #000000" style:writing-mode="lr-tb"/>
    </style:style>
    <style:style style:name="Table6.C4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none" style:writing-mode="lr-tb"/>
    </style:style>
    <style:style style:name="Table6.D4" style:family="table-cell">
      <style:table-cell-properties style:vertical-align="top" fo:padding-left="0.075in" fo:padding-right="0.075in" fo:padding-top="0in" fo:padding-bottom="0in" fo:border-left="none" fo:border-right="none" fo:border-top="0.0139in solid #000000" fo:border-bottom="none" style:writing-mode="lr-tb"/>
    </style:style>
    <style:style style:name="Table6.E4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6.E9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0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style:font-name="Arial" fo:font-size="10pt" fo:language="zxx" fo:country="none" style:font-size-asian="10pt" style:language-asian="zxx" style:country-asian="none" style:font-name-complex="Arial"/>
    </style:style>
    <style:style style:name="P15" style:family="paragraph" style:parent-style-name="Standard">
      <style:text-properties style:font-name="Arial" fo:font-size="11pt" style:font-size-asian="11pt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size="11pt" style:font-size-asian="11pt" style:font-name-complex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9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20" style:family="paragraph" style:parent-style-name="Standard">
      <style:paragraph-properties style:snap-to-layout-grid="false"/>
      <style:text-properties style:font-name="Arial"/>
    </style:style>
    <style:style style:name="P21" style:family="paragraph" style:parent-style-name="Standard">
      <style:paragraph-properties style:snap-to-layout-grid="false"/>
      <style:text-properties style:font-name="Arial" fo:language="zxx" fo:country="none" style:language-asian="zxx" style:country-asian="none"/>
    </style:style>
    <style:style style:name="P22" style:family="paragraph" style:parent-style-name="Standard">
      <style:text-properties style:font-name="Arial" style:font-name-complex="Arial"/>
    </style:style>
    <style:style style:name="P23" style:family="paragraph" style:parent-style-name="Standard">
      <style:paragraph-properties style:snap-to-layout-grid="false"/>
      <style:text-properties style:font-name="Arial" style:font-name-complex="Ari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/>
    </style:style>
    <style:style style:name="P26" style:family="paragraph" style:parent-style-name="Standard">
      <style:text-properties style:font-name="Arial" fo:font-weight="bold" style:font-weight-asian="bold" style:font-name-complex="Arial"/>
    </style:style>
    <style:style style:name="P27" style:family="paragraph" style:parent-style-name="Standard">
      <style:text-properties style:font-name="Symbol" fo:font-size="11pt" style:font-size-asian="11pt"/>
    </style:style>
    <style:style style:name="P28" style:family="paragraph" style:parent-style-name="Standard">
      <style:text-properties fo:font-weight="bold" style:font-weight-asian="bold"/>
    </style:style>
    <style:style style:name="P29" style:family="paragraph" style:parent-style-name="Standard">
      <style:paragraph-properties style:snap-to-layout-grid="false"/>
      <style:text-properties fo:color="#ff00ff" style:font-name="Arial"/>
    </style:style>
    <style:style style:name="P30" style:family="paragraph" style:parent-style-name="Standard">
      <style:text-properties style:font-name="Courier New1" fo:font-size="11pt" style:font-size-asian="11pt" style:font-name-complex="Arial"/>
    </style:style>
    <style:style style:name="P31" style:family="paragraph" style:parent-style-name="Standard">
      <style:paragraph-properties fo:margin-left="1in" fo:margin-right="0in" fo:text-indent="-1in" style:auto-text-indent="false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34" style:family="paragraph" style:parent-style-name="Heading_20_1">
      <style:text-properties fo:font-size="10pt" style:font-size-asian="10pt" style:font-size-complex="10pt"/>
    </style:style>
    <style:style style:name="P35" style:family="paragraph" style:parent-style-name="Heading_20_1">
      <style:paragraph-properties style:snap-to-layout-grid="false"/>
      <style:text-properties fo:font-size="10pt" style:font-size-asian="10pt" style:font-size-complex="10pt"/>
    </style:style>
    <style:style style:name="P36" style:family="paragraph" style:parent-style-name="Heading_20_1">
      <style:text-properties fo:font-size="11pt" style:font-size-asian="11pt"/>
    </style:style>
    <style:style style:name="P37" style:family="paragraph" style:parent-style-name="Heading_20_1">
      <style:paragraph-properties style:snap-to-layout-grid="false"/>
      <style:text-properties fo:font-size="11pt" style:font-size-asian="11pt"/>
    </style:style>
    <style:style style:name="P38" style:family="paragraph" style:parent-style-name="Heading_20_2">
      <style:paragraph-properties style:snap-to-layout-grid="false"/>
    </style:style>
    <style:style style:name="P39" style:family="paragraph">
      <style:paragraph-properties fo:text-align="center" style:writing-mode="lr-tb"/>
      <style:text-properties fo:font-size="24pt"/>
    </style:style>
    <style:style style:name="P40" style:family="paragraph">
      <style:paragraph-properties style:writing-mode="lr-t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Arial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fo:font-weight="bold" style:font-weight-asian="bold"/>
    </style:style>
    <style:style style:name="T10" style:family="text">
      <style:text-properties style:font-name="Arial" fo:font-size="11pt" style:font-size-asian="11pt" style:font-name-complex="Arial"/>
    </style:style>
    <style:style style:name="T11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12" style:family="text">
      <style:text-properties style:font-name="Arial" style:text-underline-style="solid" style:text-underline-width="auto" style:text-underline-color="font-color" style:font-name-complex="Arial"/>
    </style:style>
    <style:style style:name="T13" style:family="text">
      <style:text-properties style:text-position="super 58%" style:font-name="Arial" fo:font-size="10pt" style:font-size-asian="10pt" style:font-name-complex="Arial"/>
    </style:style>
    <style:style style:name="T14" style:family="text">
      <style:text-properties fo:color="#ff00ff"/>
    </style:style>
    <style:style style:name="T15" style:family="text">
      <style:text-properties fo:color="#008000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draw:stroke="solid" svg:stroke-width="0.020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OSC 2347 <text:s/>“C”<text:tab/>Lab 2<text:tab/>Spring 2013<text:tab/>Burris</text:p>
      <text:p text:style-name="Standard"/>
      <text:p text:style-name="Standard">Due: Prior to the start of class Wednesday February 27, 2013 to avoid a late penalty. <text:s/>Please anticipate additional labs will be assigned prior to the due date.</text:p>
      <text:p text:style-name="Standard"/>
      <text:p text:style-name="Standard">To:<text:tab/><text:tab/>You’re A. Programmer</text:p>
      <text:p text:style-name="Standard"/>
      <text:p text:style-name="Standard">From:<text:tab/><text:tab/>Ima Your Boss</text:p>
      <text:p text:style-name="Standard"/>
      <text:p text:style-name="P31">Subject:<text:tab/>Payroll program maintenance. <text:s/>Clearly state the grading option you have completed on a cover sheet with your name and the date the project is submitted for grading. <text:s/>Please use a large envelop with you name in the upper right hand corner.</text:p>
      <text:p text:style-name="Standard"/>
      <text:p text:style-name="Standard">We have an immediate need to migrate the existing payroll application from Microsoft “C” to standard GNU/Linux “C” using the “gcc” translator. <text:s/>Please complete this program ASAP (PDQ) or update your resume. <text:s/>You will be given a chance to travel and meet new people at your own expense. <text:s/></text:p>
      <text:p text:style-name="Standard"/>
      <text:p text:style-name="Standard">Our contract with the customer specifies top-down-iterative-refinement for the design and implementation. <text:s/><text:span text:style-name="T2">The structure specified in the following design must be preserved or you will be terminated.</text:span> <text:s/>Jackson’s Technique and Object Oriented Design (OOD) produce arguably cleaner solutions but you may not use them. <text:s/>All input must be from a text file and the report printed to a text file. <text:s/>Please prompt the user for the names of the input and report files at run time. <text:s/>Management would be really impressed if the user had a choice between specifying the names of the input and report files at the command line with your software prompting for the names if they are not specified. <text:s/>Highlight this code if implemented.</text:p>
      <text:p text:style-name="Standard"/>
      <text:p text:style-name="Standard">Sample data follows. <text:s/>Please process the data in L2CS278CDataSp13.dat as soon as the software is operational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Emp. No.</text:p>
          </table:table-cell>
          <table:table-cell table:style-name="Table1.A1" office:value-type="string">
            <text:p text:style-name="P2">Given</text:p>
          </table:table-cell>
          <table:table-cell table:style-name="Table1.A1" office:value-type="string">
            <text:p text:style-name="P2">Surname</text:p>
          </table:table-cell>
          <table:table-cell table:style-name="Table1.A1" office:value-type="string">
            <text:p text:style-name="P2">Department</text:p>
          </table:table-cell>
          <table:table-cell table:style-name="Table1.A1" office:value-type="string">
            <text:p text:style-name="P2">YTD</text:p>
          </table:table-cell>
          <table:table-cell table:style-name="Table1.A1" office:value-type="string">
            <text:p text:style-name="P2">Pay Rate</text:p>
          </table:table-cell>
          <table:table-cell table:style-name="Table1.G1" office:value-type="string">
            <text:p text:style-name="P2">Hours</text:p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Dixon</text:p>
          </table:table-cell>
          <table:table-cell table:style-name="Table1.A1" office:value-type="string">
            <text:p text:style-name="P2">Steven</text:p>
          </table:table-cell>
          <table:table-cell table:style-name="Table1.A1" office:value-type="string">
            <text:p text:style-name="P2">Acct</text:p>
          </table:table-cell>
          <table:table-cell table:style-name="Table1.A1" office:value-type="string">
            <text:p text:style-name="P2">12345.78</text:p>
          </table:table-cell>
          <table:table-cell table:style-name="Table1.A1" office:value-type="string">
            <text:p text:style-name="P2">13.24</text:p>
          </table:table-cell>
          <table:table-cell table:style-name="Table1.G1" office:value-type="string">
            <text:p text:style-name="P2">40.0</text:p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Mathew</text:p>
          </table:table-cell>
          <table:table-cell table:style-name="Table1.A1" office:value-type="string">
            <text:p text:style-name="P2">Frazier</text:p>
          </table:table-cell>
          <table:table-cell table:style-name="Table1.A1" office:value-type="string">
            <text:p text:style-name="P2">Acct</text:p>
          </table:table-cell>
          <table:table-cell table:style-name="Table1.A1" office:value-type="string">
            <text:p text:style-name="P2">66600.00</text:p>
          </table:table-cell>
          <table:table-cell table:style-name="Table1.A1" office:value-type="string">
            <text:p text:style-name="P2">17.87</text:p>
          </table:table-cell>
          <table:table-cell table:style-name="Table1.G1" office:value-type="string">
            <text:p text:style-name="P2">64.5</text:p>
          </table:table-cell>
        </table:table-row>
        <table:table-row table:style-name="Table1.1"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Everett</text:p>
          </table:table-cell>
          <table:table-cell table:style-name="Table1.A1" office:value-type="string">
            <text:p text:style-name="P2">Meza</text:p>
          </table:table-cell>
          <table:table-cell table:style-name="Table1.A1" office:value-type="string">
            <text:p text:style-name="P2">Acct</text:p>
          </table:table-cell>
          <table:table-cell table:style-name="Table1.A1" office:value-type="string">
            <text:p text:style-name="P2">66600.00</text:p>
          </table:table-cell>
          <table:table-cell table:style-name="Table1.A1" office:value-type="string">
            <text:p text:style-name="P2">10.00</text:p>
          </table:table-cell>
          <table:table-cell table:style-name="Table1.G1" office:value-type="string">
            <text:p text:style-name="P2">10.0</text:p>
          </table:table-cell>
        </table:table-row>
        <table:table-row table:style-name="Table1.1"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William</text:p>
          </table:table-cell>
          <table:table-cell table:style-name="Table1.A1" office:value-type="string">
            <text:p text:style-name="P2">Perrella</text:p>
          </table:table-cell>
          <table:table-cell table:style-name="Table1.A1" office:value-type="string">
            <text:p text:style-name="P2">Acct</text:p>
          </table:table-cell>
          <table:table-cell table:style-name="Table1.A1" office:value-type="string">
            <text:p text:style-name="P2">78342.56</text:p>
          </table:table-cell>
          <table:table-cell table:style-name="Table1.A1" office:value-type="string">
            <text:p text:style-name="P2">41.3</text:p>
          </table:table-cell>
          <table:table-cell table:style-name="Table1.G1" office:value-type="string">
            <text:p text:style-name="P2">36.7</text:p>
          </table:table-cell>
        </table:table-row>
        <table:table-row table:style-name="Table1.1">
          <table:table-cell table:style-name="Table1.A1" office:value-type="string">
            <text:p text:style-name="P2">24</text:p>
          </table:table-cell>
          <table:table-cell table:style-name="Table1.A1" office:value-type="string">
            <text:p text:style-name="P2">Jon</text:p>
          </table:table-cell>
          <table:table-cell table:style-name="Table1.A1" office:value-type="string">
            <text:p text:style-name="P2">Reioux</text:p>
          </table:table-cell>
          <table:table-cell table:style-name="Table1.A1" office:value-type="string">
            <text:p text:style-name="P2">Acct</text:p>
          </table:table-cell>
          <table:table-cell table:style-name="Table1.A1" office:value-type="string">
            <text:p text:style-name="P2">1358.34</text:p>
          </table:table-cell>
          <table:table-cell table:style-name="Table1.A1" office:value-type="string">
            <text:p text:style-name="P2">16.22</text:p>
          </table:table-cell>
          <table:table-cell table:style-name="Table1.G1" office:value-type="string">
            <text:p text:style-name="P2">53.5</text:p>
          </table:table-cell>
        </table:table-row>
        <table:table-row table:style-name="Table1.1"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>Christopher</text:p>
          </table:table-cell>
          <table:table-cell table:style-name="Table1.A1" office:value-type="string">
            <text:p text:style-name="P2">Pound</text:p>
          </table:table-cell>
          <table:table-cell table:style-name="Table1.A1" office:value-type="string">
            <text:p text:style-name="P2">DP</text:p>
          </table:table-cell>
          <table:table-cell table:style-name="Table1.A1" office:value-type="string">
            <text:p text:style-name="P2">126786.23</text:p>
          </table:table-cell>
          <table:table-cell table:style-name="Table1.A1" office:value-type="string">
            <text:p text:style-name="P2">87.99</text:p>
          </table:table-cell>
          <table:table-cell table:style-name="Table1.G1" office:value-type="string">
            <text:p text:style-name="P2">56.0</text:p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Lee</text:p>
          </table:table-cell>
          <table:table-cell table:style-name="Table1.A1" office:value-type="string">
            <text:p text:style-name="P2">Holt</text:p>
          </table:table-cell>
          <table:table-cell table:style-name="Table1.A1" office:value-type="string">
            <text:p text:style-name="P2">Mgt</text:p>
          </table:table-cell>
          <table:table-cell table:style-name="Table1.A1" office:value-type="string">
            <text:p text:style-name="P2">673478.34</text:p>
          </table:table-cell>
          <table:table-cell table:style-name="Table1.A1" office:value-type="string">
            <text:p text:style-name="P2">187.56</text:p>
          </table:table-cell>
          <table:table-cell table:style-name="Table1.G1" office:value-type="string">
            <text:p text:style-name="P2">40.0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Octavio</text:p>
          </table:table-cell>
          <table:table-cell table:style-name="Table1.A1" office:value-type="string">
            <text:p text:style-name="P2">Resendez</text:p>
          </table:table-cell>
          <table:table-cell table:style-name="Table1.A1" office:value-type="string">
            <text:p text:style-name="P2">Mgt</text:p>
          </table:table-cell>
          <table:table-cell table:style-name="Table1.A1" office:value-type="string">
            <text:p text:style-name="P2">134234.34</text:p>
          </table:table-cell>
          <table:table-cell table:style-name="Table1.A1" office:value-type="string">
            <text:p text:style-name="P2">67.42</text:p>
          </table:table-cell>
          <table:table-cell table:style-name="Table1.G1" office:value-type="string">
            <text:p text:style-name="P2">56.2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Justin</text:p>
          </table:table-cell>
          <table:table-cell table:style-name="Table1.A1" office:value-type="string">
            <text:p text:style-name="P2">Turner</text:p>
          </table:table-cell>
          <table:table-cell table:style-name="Table1.A1" office:value-type="string">
            <text:p text:style-name="P2">Sales</text:p>
          </table:table-cell>
          <table:table-cell table:style-name="Table1.A1" office:value-type="string">
            <text:p text:style-name="P2">11345.22</text:p>
          </table:table-cell>
          <table:table-cell table:style-name="Table1.A1" office:value-type="string">
            <text:p text:style-name="P2">23.77</text:p>
          </table:table-cell>
          <table:table-cell table:style-name="Table1.G1" office:value-type="string">
            <text:p text:style-name="P2">67.3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Derek</text:p>
          </table:table-cell>
          <table:table-cell table:style-name="Table1.A1" office:value-type="string">
            <text:p text:style-name="P2">Stepan</text:p>
          </table:table-cell>
          <table:table-cell table:style-name="Table1.A1" office:value-type="string">
            <text:p text:style-name="P2">Sales</text:p>
          </table:table-cell>
          <table:table-cell table:style-name="Table1.A1" office:value-type="string">
            <text:p text:style-name="P2">234.56</text:p>
          </table:table-cell>
          <table:table-cell table:style-name="Table1.A1" office:value-type="string">
            <text:p text:style-name="P2">17.56</text:p>
          </table:table-cell>
          <table:table-cell table:style-name="Table1.G1" office:value-type="string">
            <text:p text:style-name="P2">38.9</text:p>
          </table:table-cell>
        </table:table-row>
        <table:table-row table:style-name="Table1.1">
          <table:table-cell table:style-name="Table1.A1" office:value-type="string">
            <text:p text:style-name="P2">15</text:p>
          </table:table-cell>
          <table:table-cell table:style-name="Table1.A1" office:value-type="string">
            <text:p text:style-name="P2">Eric</text:p>
          </table:table-cell>
          <table:table-cell table:style-name="Table1.A1" office:value-type="string">
            <text:p text:style-name="P2">Sanders</text:p>
          </table:table-cell>
          <table:table-cell table:style-name="Table1.A1" office:value-type="string">
            <text:p text:style-name="P2">Sales</text:p>
          </table:table-cell>
          <table:table-cell table:style-name="Table1.A1" office:value-type="string">
            <text:p text:style-name="P2">2342.34</text:p>
          </table:table-cell>
          <table:table-cell table:style-name="Table1.A1" office:value-type="string">
            <text:p text:style-name="P2">27.86</text:p>
          </table:table-cell>
          <table:table-cell table:style-name="Table1.G1" office:value-type="string">
            <text:p text:style-name="P2">45.6</text:p>
          </table:table-cell>
        </table:table-row>
        <table:table-row table:style-name="Table1.1">
          <table:table-cell table:style-name="Table1.A1" office:value-type="string">
            <text:p text:style-name="P2">17</text:p>
          </table:table-cell>
          <table:table-cell table:style-name="Table1.A1" office:value-type="string">
            <text:p text:style-name="P2">Roger</text:p>
          </table:table-cell>
          <table:table-cell table:style-name="Table1.A1" office:value-type="string">
            <text:p text:style-name="P2">Hill</text:p>
          </table:table-cell>
          <table:table-cell table:style-name="Table1.A1" office:value-type="string">
            <text:p text:style-name="P2">Sales</text:p>
          </table:table-cell>
          <table:table-cell table:style-name="Table1.A1" office:value-type="string">
            <text:p text:style-name="P2">67000.00</text:p>
          </table:table-cell>
          <table:table-cell table:style-name="Table1.A1" office:value-type="string">
            <text:p text:style-name="P2">34.23</text:p>
          </table:table-cell>
          <table:table-cell table:style-name="Table1.G1" office:value-type="string">
            <text:p text:style-name="P2">40.0</text:p>
          </table:table-cell>
        </table:table-row>
      </table:table>
      <text:p text:style-name="Standard"><text:soft-page-break/></text:p>
      <text:p text:style-name="Standard">The body of the report should consist of 4 detail lines per page exclusive of headings, department control breaks, and page control break information. <text:s/>Management would be impressed if dollar amounts contain commas in appropriate locations.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16">Report Format</text:p>
          </table:table-cell>
        </table:table-row>
        <table:table-row table:style-name="Table2.1">
          <table:table-cell table:style-name="Table2.A1" office:value-type="string">
            <text:p text:style-name="P7">Report</text:p>
            <text:p text:style-name="P6">Header</text:p>
            <text:p text:style-name="P6">Page</text:p>
          </table:table-cell>
          <table:table-cell table:style-name="Table2.B2" office:value-type="string">
            <text:p text:style-name="P12">ACME Sports Inc.</text:p>
            <text:p text:style-name="P11">“We are the best, you use the best!”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B2" office:value-type="string">
            <text:p text:style-name="P13"><text:s text:c="50"/>ACME</text:p>
            <text:h text:style-name="P34" text:outline-level="1">Emp# <text:s/>Name <text:s text:c="12"/>Dept. <text:s/>New YTD <text:s/>Gross <text:s text:c="2"/>FICA <text:s text:c="3"/>Net</text:h>
            <text:p text:style-name="P6">12 <text:s text:c="4"/>Joel <text:s text:c="9"/>Ahumad <text:s text:c="12"/>Acct <text:s text:c="6"/>?????.?? <text:s text:c="2"/>????.?? <text:s text:c="4"/>????.?? <text:s/>???.??</text:p>
            <text:p text:style-name="P6">6 <text:s text:c="6"/>Corey <text:s text:c="6"/>Crawford <text:s text:c="11"/>Acct <text:s text:c="6"/>?????.?? <text:s text:c="2"/>????.?? <text:s text:c="3"/>????.?? <text:s/>???.??</text:p>
            <text:p text:style-name="P6">10 <text:s text:c="4"/>Adam <text:s text:c="7"/>Miller <text:s text:c="16"/>Acct <text:s text:c="6"/>?????.?? <text:s text:c="2"/>????.?? <text:s text:c="4"/>????.?? <text:s/>???.??</text:p>
            <text:p text:style-name="P6">22 <text:s text:c="4"/>Dominic <text:s text:c="4"/>Careccia <text:s text:c="10"/>Acct <text:s text:c="6"/>?????.?? <text:s text:c="2"/>????.?? <text:s text:c="4"/>????.?? <text:s/>???.??</text:p>
            <text:p text:style-name="P6"/>
            <text:p text:style-name="P6"><text:s text:c="2"/></text:p>
            <text:p text:style-name="P6">Page Totals: <text:s text:c="60"/>$xxxx.xx <text:s text:c="3"/>$xxxx.xx <text:s/>$xxx.xx</text:p>
            <text:p text:style-name="P6"/>
            <text:p text:style-name="Standard"><text:span text:style-name="T6"><text:s text:c="110"/></text:span><text:span text:style-name="T4">Page 1</text:span></text:p>
            <text:p text:style-name="P6"/>
          </table:table-cell>
        </table:table-row>
        <table:table-row table:style-name="Table2.1">
          <table:table-cell table:style-name="Table2.A1" office:value-type="string">
            <text:p text:style-name="P7">Report</text:p>
            <text:p text:style-name="P6">Body</text:p>
          </table:table-cell>
          <table:table-cell table:style-name="Table2.B2" office:value-type="string">
            <text:p text:style-name="P13"><text:s text:c="50"/>ACME</text:p>
            <text:h text:style-name="P34" text:outline-level="1">Emp# <text:s/>Name <text:s text:c="12"/>Dept. <text:s/>New YTD <text:s/>Gross <text:s text:c="2"/>FICA <text:s text:c="3"/>Net</text:h>
            <text:p text:style-name="Standard"><text:span text:style-name="T6">24 <text:s text:c="4"/>Joseph <text:s text:c="2"/>Okere <text:s text:c="16"/>Acct <text:s text:c="6"/>?????.?? <text:s text:c="2"/></text:span><text:span text:style-name="T7">????.??</text:span><text:span text:style-name="T6"> <text:s text:c="4"/></text:span><text:span text:style-name="T7">????.??</text:span><text:span text:style-name="T6"> <text:s/></text:span><text:span text:style-name="T7">???.??</text:span></text:p>
            <text:p text:style-name="P6"><text:s text:c="20"/>Department Totals: <text:s text:c="31"/>ttttttt.tt <text:s text:c="6"/>tttttttt.tt <text:s text:c="4"/>tttttt.tt</text:p>
            <text:p text:style-name="P6"/>
            <text:p text:style-name="Standard"><text:span text:style-name="T6">13 <text:s text:c="4"/>Joel <text:s text:c="8"/>Perkins <text:s text:c="15"/>DP <text:s text:c="8"/>?????.?? <text:s text:c="3"/></text:span><text:span text:style-name="T7">???.??</text:span><text:span text:style-name="T6"> <text:s text:c="4"/></text:span><text:span text:style-name="T7">????.??</text:span><text:span text:style-name="T6"> <text:s/></text:span><text:span text:style-name="T7">???.??</text:span></text:p>
            <text:p text:style-name="P6"><text:s text:c="20"/>Department Totals: <text:s text:c="32"/>ttttttt.tt <text:s text:c="6"/>tttttttt.tt <text:s text:c="4"/>tttttt.tt</text:p>
            <text:p text:style-name="P6"/>
            <text:p text:style-name="P6">5 <text:s text:c="7"/>Lee <text:s text:c="8"/>Holt <text:s text:c="19"/>Mgt <text:s text:c="6"/>?????.?? <text:s text:c="2"/>????.?? <text:s text:c="4"/>????.?? <text:s/>???.??</text:p>
            <text:p text:style-name="P6">3 <text:s text:c="7"/>Octavio <text:s text:c="2"/>Resendez <text:s text:c="9"/>Mgt <text:s text:c="6"/>?????.?? <text:s text:c="2"/>????.?? <text:s text:c="4"/>????.?? <text:s/>???.??</text:p>
            <text:p text:style-name="P6"><text:s text:c="20"/>Department Totals: <text:s text:c="32"/>ttttttt.tt <text:s text:c="6"/>tttttttt.tt <text:s text:c="4"/>tttttt.tt</text:p>
            <text:p text:style-name="P6"/>
            <text:p text:style-name="P6">Page Totals: <text:s text:c="59"/>$xxxx.xx <text:s text:c="2"/>$xxxx.xx <text:s text:c="3"/>$xxx.xx</text:p>
            <text:p text:style-name="Standard"><text:span text:style-name="T6"><text:s text:c="111"/></text:span><text:span text:style-name="T4">Page 2</text:span></text:p>
            <text:p text:style-name="P6"/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B2" office:value-type="string">
            <text:p text:style-name="P7">Additional pages in the body of the report with 4 detail lines per page with the possible exception of the last page.</text:p>
          </table:table-cell>
        </table:table-row>
        <table:table-row table:style-name="Table2.1">
          <table:table-cell table:style-name="Table2.A1" office:value-type="string">
            <text:p text:style-name="P7">Report</text:p>
            <text:p text:style-name="P6">Trailor</text:p>
            <text:p text:style-name="P6"/>
            <text:p text:style-name="P6">-</text:p>
            <text:p text:style-name="P6">You may add information</text:p>
          </table:table-cell>
          <table:table-cell table:style-name="Table2.B2" office:value-type="string">
            <text:h text:style-name="P35" text:outline-level="1"><text:s text:c="20"/>Report Summary</text:h>
            <text:p text:style-name="P10"/>
            <text:p text:style-name="P6">Records processed: <text:s/>785</text:p>
            <text:p text:style-name="P6">Total Gross: <text:s/>$yyy,yyy.yy</text:p>
            <text:p text:style-name="P6">Total Net: <text:s text:c="5"/>$ <text:s/>yy,yyy.yy</text:p>
            <text:p text:style-name="P6">Total FICA: <text:s text:c="3"/>$ <text:s text:c="5"/>yyy.yy</text:p>
            <text:p text:style-name="P6"/>
            <text:p text:style-name="P6"/>
            <text:p text:style-name="Standard"><text:span text:style-name="T6"><text:s text:c="106"/></text:span><text:span text:style-name="T4">Page 200</text:span></text:p>
          </table:table-cell>
        </table:table-row>
      </table:table>
      <text:p text:style-name="Standard"/>
      <text:p text:style-name="P3">Calculate the gross pay as the product of the number of hours worked and pay rate. <text:s/>Our policy is to pay time-and-a-half for all work in excess of 40 hours.</text:p>
      <text:p text:style-name="P32"/>
      <text:p text:style-name="P22">Our accounting department has supplied the following logic for computing FICA tax. <text:s/>The FICA Limit is currently $67,000 and the FICA Rate is 6.78%.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G"/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no</text:p>
          </table:table-cell>
          <table:table-cell table:style-name="Table3.D2" table:number-columns-spanned="2" office:value-type="string">
            <text:p text:style-name="P20"/>
          </table:table-cell>
          <table:covered-table-cell/>
          <table:table-cell table:style-name="Table3.D2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yes</text:p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1"><draw:line text:anchor-type="char" draw:z-index="18" draw:style-name="gr4" draw:text-style-name="P39" svg:x1="0.4815in" svg:y1="0.1098in" svg:x2="0.1063in" svg:y2="0.1098in"><text:p/></draw:line><draw:line text:anchor-type="char" draw:z-index="14" draw:style-name="gr3" draw:text-style-name="P39" svg:x1="0.0937in" svg:y1="0.1043in" svg:x2="0.0937in" svg:y2="0.9795in"><text:p/></draw:line></text:p>
          </table:table-cell>
          <table:table-cell table:style-name="Table3.D3" table:number-columns-spanned="3" office:value-type="string">
            <text:p text:style-name="P29"><draw:line text:anchor-type="char" draw:z-index="16" draw:style-name="gr4" draw:text-style-name="P39" svg:x1="1.1535in" svg:y1="0.0945in" svg:x2="2.6972in" svg:y2="0.1098in"><text:p/></draw:line>Ytd &gt;= 67,000</text:p>
          </table:table-cell>
          <table:covered-table-cell/>
          <table:covered-table-cell/>
          <table:table-cell table:style-name="Table3.G3" office:value-type="string">
            <text:p text:style-name="P20"/>
          </table:table-cell>
          <table:table-cell table:style-name="Table3.A1" office:value-type="string">
            <text:p text:style-name="P21"><draw:line text:anchor-type="char" draw:z-index="17" draw:style-name="gr3" draw:text-style-name="P39" svg:x1="0.5354in" svg:y1="0.1043in" svg:x2="0.5354in" svg:y2="0.6043in"><text:p/></draw:line></text:p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D4" office:value-type="string">
            <text:p text:style-name="P20"/>
          </table:table-cell>
          <table:table-cell table:style-name="Table3.D4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H5" office:value-type="string">
            <text:p text:style-name="P20"/>
          </table:table-cell>
          <table:table-cell table:style-name="Table3.H5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H6" table:number-columns-spanned="3" office:value-type="string">
            <text:p text:style-name="P20"><draw:line text:anchor-type="char" draw:z-index="23" draw:style-name="gr4" draw:text-style-name="P39" svg:x1="1.0217in" svg:y1="0.1402in" svg:x2="1.0217in" svg:y2="2.3902in"><text:p/></draw:line>Pay no tax</text:p>
          </table:table-cell>
          <table:covered-table-cell/>
          <table:covered-table-cell/>
          <table:table-cell table:style-name="Table3.K6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>yes</text:p>
          </table:table-cell>
          <table:table-cell table:style-name="Table3.D2" office:value-type="string">
            <text:p text:style-name="P20"/>
          </table:table-cell>
          <table:table-cell table:style-name="Table3.D2" office:value-type="string">
            <text:p text:style-name="P20"/>
          </table:table-cell>
          <table:table-cell table:style-name="Table3.D2" office:value-type="string">
            <text:p text:style-name="P20"/>
          </table:table-cell>
          <table:table-cell table:style-name="Table3.A1" table:number-columns-spanned="2" office:value-type="string">
            <text:p text:style-name="P20">no</text:p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H7" table:number-columns-spanned="2" office:value-type="string">
            <text:p text:style-name="P20"/>
          </table:table-cell>
          <table:covered-table-cell/>
          <table:table-cell table:style-name="Table3.H7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1"><draw:line text:anchor-type="char" draw:z-index="20" draw:style-name="gr3" draw:text-style-name="P39" svg:x1="0.1811in" svg:y1="0.1181in" svg:x2="0.1811in" svg:y2="0.9933in"><text:p/></draw:line><draw:line text:anchor-type="char" draw:z-index="19" draw:style-name="gr4" draw:text-style-name="P39" svg:x1="0.6126in" svg:y1="0.1055in" svg:x2="0.2374in" svg:y2="0.1055in"><text:p/></draw:line></text:p>
          </table:table-cell>
          <table:table-cell table:style-name="Table3.B8" table:number-columns-spanned="3" office:value-type="string">
            <text:p text:style-name="P29">Ytd + gross &lt;= 67,000</text:p>
          </table:table-cell>
          <table:covered-table-cell/>
          <table:covered-table-cell/>
          <table:table-cell table:style-name="Table3.G3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1"><draw:line text:anchor-type="char" draw:z-index="22" draw:style-name="gr3" draw:text-style-name="P39" svg:x1="-0.0661in" svg:y1="0.1181in" svg:x2="-0.0661in" svg:y2="0.8681in"><text:p/></draw:line></text:p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D4" office:value-type="string">
            <text:p text:style-name="P20"/>
          </table:table-cell>
          <table:table-cell table:style-name="Table3.D4" office:value-type="string">
            <text:p text:style-name="P20"/>
          </table:table-cell>
          <table:table-cell table:style-name="Table3.D4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1"><draw:line text:anchor-type="char" draw:z-index="15" draw:style-name="gr3" draw:text-style-name="P39" svg:x1="0.75in" svg:y1="-2in" svg:x2="0.75in" svg:y2="-1.6248in"><text:p/></draw:line></text:p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H5" office:value-type="string">
            <text:p text:style-name="P20"/>
          </table:table-cell>
          <table:table-cell table:style-name="Table3.H5" office:value-type="string">
            <text:p text:style-name="P20"/>
          </table:table-cell>
          <table:table-cell table:style-name="Table3.H5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H5" table:number-columns-spanned="2" office:value-type="string">
            <text:p text:style-name="P20"/>
          </table:table-cell>
          <table:covered-table-cell/>
          <table:table-cell table:style-name="Table3.H5" office:value-type="string">
            <text:p text:style-name="P20"/>
          </table:table-cell>
          <table:table-cell table:style-name="Table3.H5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H6" table:number-columns-spanned="3" office:value-type="string">
            <text:p text:style-name="P20">Pay tax on total gross</text:p>
          </table:table-cell>
          <table:covered-table-cell/>
          <table:covered-table-cell/>
          <table:table-cell table:style-name="Table3.K6" office:value-type="string">
            <text:p text:style-name="P20"/>
          </table:table-cell>
          <table:table-cell table:style-name="Table3.H6" table:number-columns-spanned="5" office:value-type="string">
            <text:p text:style-name="P20">Pay tax only on (67,000 – ytd)</text:p>
            <text:p text:style-name="P3"/>
          </table:table-cell>
          <table:covered-table-cell/>
          <table:covered-table-cell/>
          <table:covered-table-cell/>
          <table:covered-table-cell/>
          <table:table-cell table:style-name="Table3.K6" office:value-type="string">
            <text:p text:style-name="P20"/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H7" office:value-type="string">
            <text:p text:style-name="P20"/>
          </table:table-cell>
          <table:table-cell table:style-name="Table3.H7" office:value-type="string">
            <text:p text:style-name="P21"><draw:line text:anchor-type="char" draw:z-index="26" draw:style-name="gr3" draw:text-style-name="P39" svg:x1="0.1417in" svg:y1="0.0055in" svg:x2="1.8917in" svg:y2="1.3807in"><text:p/></draw:line></text:p>
          </table:table-cell>
          <table:table-cell table:style-name="Table3.H7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1"><draw:line text:anchor-type="char" draw:z-index="25" draw:style-name="gr3" draw:text-style-name="P39" svg:x1="0.9189in" svg:y1="0.0055in" svg:x2="0.1689in" svg:y2="1.3807in"><text:p/></draw:line></text:p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1"><draw:line text:anchor-type="char" draw:z-index="24" draw:style-name="gr3" draw:text-style-name="P39" svg:x1="2.6689in" svg:y1="0.0555in" svg:x2="0.1689in" svg:y2="0.9307in"><text:p/></draw:line></text:p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1"><draw:line text:anchor-type="char" draw:z-index="21" draw:style-name="gr4" draw:text-style-name="P39" svg:x1="1.75in" svg:y1="-2.3752in" svg:x2="2.75in" svg:y2="-2.3752in"><text:p/></draw:line>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1"><draw:line text:anchor-type="char" draw:z-index="27" draw:style-name="gr3" draw:text-style-name="P39" svg:x1="0.0437in" svg:y1="0.1646in" svg:x2="0.0437in" svg:y2="0.7898in"><text:p/></draw:line></text:p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table:number-columns-spanned="2" office:value-type="string">
            <text:p text:style-name="P20"/>
          </table:table-cell>
          <table:covered-table-cell/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</table:table>
      <text:p text:style-name="P3">In a properly drawn flow chart, all questions (contain a relational or logical operator) should be in diamonds. <text:s/>The <text:span text:style-name="T14">light magenta text</text:span> in rectangles has been substituted above for diamonds by the accounting department. <text:s/></text:p>
      <text:p text:style-name="P3"/>
      <text:p text:style-name="Standard"><text:span text:style-name="T9">Please, we must anticipate yearly changes to the FICA Rate and FICA Limit. <text:s/>We desire to minimize the amount of time require from program maintenance when change occurs</text:span><text:span text:style-name="T3">. <text:s/>At the same time we do not wish to incur the overhead or risk of asking the operator to input these values every time the program is executed. <text:s/>Management would prefer the values for the FICA Rate and FICA Limit to be read from a text file when the system starts.</text:span></text:p>
      <text:p text:style-name="Standard"/>
      <text:p text:style-name="P32"/>
      <text:p text:style-name="P22">The solution that must be migrated to the new platform (less department control breaks) follows.</text:p>
      <text:p text:style-name="Standard"/>
      <text:p text:style-name="P24">Page Control Break Solution</text:p>
      <text:p text:style-name="P25"/>
      <text:p text:style-name="P24">Using</text:p>
      <text:p text:style-name="P25"/>
      <text:p text:style-name="P24">Top-Down-Iterative-Refinement</text:p>
      <text:p text:style-name="P22"/>
      <text:p text:style-name="P22">Assume we do not know the number of records in the input. <text:s/>Each page is to contain appropriate column headings and exactly 20 detail lines per page <text:span text:style-name="T15">(use 4 lines per page to test the lab)</text:span> with the possible exception of the last page. <text:s/>The report should contain a cover page with the company name and logo. <text:s/>A trailer page should summarize the contents of the report. <text:s/>Be sure not to print page headings on a page that does not contain any detail lines.</text:p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C1" office:value-type="string">
            <text:p text:style-name="P16">Report Format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C1" office:value-type="string">
            <text:p text:style-name="P16">Raw Data (sample)</text:p>
          </table:table-cell>
          <table:table-cell table:style-name="Table4.A1" office:value-type="string">
            <text:p text:style-name="P16">Report</text:p>
            <text:p text:style-name="P15">Header</text:p>
          </table:table-cell>
          <table:table-cell table:style-name="Table4.C2" office:value-type="string">
            <text:p text:style-name="P18">ACME Sports Inc.</text:p>
            <text:p text:style-name="P17">“We are the best, you use the best!”</text:p>
          </table:table-cell>
          <table:table-cell table:style-name="Table4.D2" office:value-type="string">
            <text:p text:style-name="P16"/>
          </table:table-cell>
        </table:table-row>
        <table:table-row table:style-name="Table4.1">
          <table:table-cell table:style-name="Table4.C2" office:value-type="string">
            <text:p text:style-name="P16">Name Pay Rate <text:s/>Hrs </text:p>
            <text:p text:style-name="P15">Adam <text:s text:c="3"/>2.20 <text:s text:c="5"/>10.0</text:p>
            <text:p text:style-name="P15">Bart <text:s text:c="6"/>3.00 <text:s text:c="5"/>10.0</text:p>
            <text:p text:style-name="P15">Betty <text:s text:c="4"/>4.50 <text:s text:c="6"/>20.0</text:p>
            <text:p text:style-name="P27"></text:p>
            <text:p text:style-name="P15"/>
          </table:table-cell>
          <table:table-cell table:style-name="Table4.D2" office:value-type="string">
            <text:p text:style-name="P16"/>
          </table:table-cell>
          <table:table-cell table:style-name="Table4.C2" office:value-type="string">
            <text:p text:style-name="P19"><text:s text:c="15"/>ACME</text:p>
            <text:h text:style-name="P36" text:outline-level="1">Name <text:s text:c="6"/>Gross <text:s text:c="2"/>FICA <text:s text:c="3"/>Net</text:h>
            <text:p text:style-name="P15">Adam <text:s text:c="15"/>22.00 <text:s text:c="6"/>1.50 <text:s text:c="6"/>$20.50</text:p>
            <text:p text:style-name="P15">Bart <text:s text:c="18"/>30.00 <text:s text:c="6"/>2.00 <text:s text:c="6"/>$28.00</text:p>
            <text:p text:style-name="P15">Betty <text:s text:c="17"/>90.00 <text:s text:c="5"/>4.50 <text:s text:c="6"/>$95.50</text:p>
            <text:p text:style-name="P27"></text:p>
            <text:p text:style-name="P15">Page Totals: $485.76 <text:s text:c="2"/>$75.00 <text:s text:c="4"/>$410.76</text:p>
            <text:p text:style-name="Standard"><text:span text:style-name="T10"><text:s text:c="15"/></text:span><text:span text:style-name="T11">Page 1</text:span></text:p>
            <text:p text:style-name="P15"/>
          </table:table-cell>
          <table:table-cell table:style-name="Table4.D2" office:value-type="string">
            <text:p text:style-name="P16"/>
          </table:table-cell>
        </table:table-row>
        <table:table-row table:style-name="Table4.1">
          <table:table-cell table:style-name="Table4.A4" office:value-type="string">
            <text:p text:style-name="P16"/>
          </table:table-cell>
          <table:table-cell table:style-name="Table4.A1" office:value-type="string">
            <text:p text:style-name="P16">Report</text:p>
            <text:p text:style-name="P15">Body</text:p>
          </table:table-cell>
          <table:table-cell table:style-name="Table4.C2" office:value-type="string">
            <text:p text:style-name="P19"><text:s text:c="15"/>ACME</text:p>
            <text:h text:style-name="P36" text:outline-level="1">Name <text:s text:c="6"/>Gross <text:s text:c="2"/>FICA <text:s text:c="3"/>Net</text:h>
            <text:p text:style-name="P15">Tom <text:s text:c="17"/>20.00 <text:s text:c="6"/>2.50 <text:s text:c="5"/>$17.50</text:p>
            <text:p text:style-name="P15">Sam <text:s text:c="17"/>30.00 <text:s text:c="6"/>2.00 <text:s text:c="5"/>$28.00</text:p>
            <text:p text:style-name="P15">Sara <text:s text:c="17"/>40.00 <text:s text:c="6"/>4.50 <text:s text:c="5"/>$35.50</text:p>
            <text:p text:style-name="P27"></text:p>
            <text:p text:style-name="P15">Page Totals: $500.76 <text:s text:c="3"/>$50.00 <text:s text:c="3"/>$450.00</text:p>
            <text:p text:style-name="P15"/>
            <text:p text:style-name="Standard"><text:span text:style-name="T10"><text:s text:c="15"/></text:span><text:span text:style-name="T11">Page 2</text:span></text:p>
            <text:p text:style-name="P15"/>
          </table:table-cell>
          <table:table-cell table:style-name="Table4.D2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C2" office:value-type="string">
            <text:p text:style-name="P16">Additional pages in the body of the report with 20 detail lines per page with the possible exception of the last page.</text:p>
          </table:table-cell>
          <table:table-cell table:style-name="Table4.D2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>Report</text:p>
            <text:p text:style-name="P15">Trailer</text:p>
            <text:p text:style-name="P15"/>
          </table:table-cell>
          <table:table-cell table:style-name="Table4.C2" office:value-type="string">
            <text:h text:style-name="P37" text:outline-level="1"><text:s text:c="10"/>Report Summary</text:h>
            <text:p text:style-name="P15">Records processed: <text:s/>785</text:p>
            <text:p text:style-name="P30">Total gross: <text:s/>$4,896.72</text:p>
            <text:p text:style-name="P30">Total FICA: <text:s text:c="2"/>$ <text:s/>896.72</text:p>
            <text:p text:style-name="P30">Total Net: <text:s text:c="3"/>$4,000.00</text:p>
            <text:p text:style-name="P15"/>
            <text:p text:style-name="Standard"><text:span text:style-name="T10"><text:s text:c="13"/></text:span><text:span text:style-name="T11">Page 200</text:span></text:p>
          </table:table-cell>
          <table:table-cell table:style-name="Table4.D2" office:value-type="string">
            <text:p text:style-name="P16"/>
          </table:table-cell>
        </table:table-row>
      </table:table>
      <text:p text:style-name="P22"><text:soft-page-break/></text:p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column table:style-name="Table5.D"/>
        <table:table-column table:style-name="Table5.H"/>
        <table:table-column table:style-name="Table5.C" table:number-columns-repeated="2"/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Main Line Control or Driver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2" office:value-type="string">
            <text:h text:style-name="P38" text:outline-level="2">Generate Report</text:h>
          </table:table-cell>
          <table:table-cell table:style-name="Table5.F2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2" office:value-type="string">
            <text:p text:style-name="P5">1) <text:s/>Perform Initialization.</text:p>
            <text:p text:style-name="P4">2) <text:s/>Perform Calculate Payroll</text:p>
            <text:p text:style-name="P4"><text:s text:c="9"/>Until EOF = “Yes”.</text:p>
            <text:p text:style-name="P4">3) <text:s/>Perform Closing.</text:p>
            <text:p text:style-name="P4">4) <text:s/>Stop Run.</text:p>
          </table:table-cell>
          <table:table-cell table:style-name="Table5.F2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14"><draw:line text:anchor-type="char" draw:z-index="7" draw:style-name="gr1" draw:text-style-name="P39" svg:x1="2.5516in" svg:y1="0.0236in" svg:x2="0.9264in" svg:y2="0.5236in"><text:p/></draw:line>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4" office:value-type="string">
            <text:p text:style-name="P14"><draw:custom-shape text:anchor-type="char" draw:z-index="13" draw:style-name="gr2" draw:text-style-name="P40" svg:width="0.6252in" svg:height="0.2504in" svg:x="0.6752in" svg:y="0.1484in"><text:p/><draw:enhanced-geometry svg:viewBox="0 0 21600 21600" draw:text-areas="0 0 21600 21600" draw:glue-points="?f8 0 ?f11 ?f2 ?f15 0 ?f16 ?f0 ?f13 ?f2" draw:type="mso-spt104" draw:modifiers="13000 19400 14400" draw:enhanced-path="M 21600 0 C 9675 0 0 ?f10 0 ?f9 L 0 ?f11 C 0 ?f14 ?f15 ?f1 ?f2 ?f1 L ?f2 21600 21600 ?f7 ?f2 ?f0 ?f2 ?f16 C ?f2 ?f16 80 ?f8 80 ?f8 80 ?f8 21600 ?f5 21600 0 Z N"><draw:equation draw:name="f0" draw:formula="$0 "/><draw:equation draw:name="f1" draw:formula="$1 "/><draw:equation draw:name="f2" draw:formula="$2 "/><draw:equation draw:name="f3" draw:formula="21600-$1 "/><draw:equation draw:name="f4" draw:formula="$1 -$0 "/><draw:equation draw:name="f5" draw:formula="?f4 -?f3 "/><draw:equation draw:name="f6" draw:formula="?f5 /2"/><draw:equation draw:name="f7" draw:formula="$1 -?f6 "/><draw:equation draw:name="f8" draw:formula="$1 /2"/><draw:equation draw:name="f9" draw:formula="?f8 -?f6 "/><draw:equation draw:name="f10" draw:formula="?f9 *10000/22326"/><draw:equation draw:name="f11" draw:formula="?f9 +?f5 "/><draw:equation draw:name="f12" draw:formula="$1 -?f11 "/><draw:equation draw:name="f13" draw:formula="?f12 *10000/23148"/><draw:equation draw:name="f14" draw:formula="?f13 +?f11 "/><draw:equation draw:name="f15" draw:formula="$2 *10000/25467"/><draw:equation draw:name="f16" draw:formula="$0 +?f3 "/><draw:handle draw:handle-position="$0 top" draw:handle-range-x-minimum="?f0" draw:handle-range-x-maximum="?f0" draw:handle-range-y-minimum="0" draw:handle-range-y-maximum="10800"/><draw:handle draw:handle-position="$1 top" draw:handle-range-x-minimum="?f0" draw:handle-range-x-maximum="?f0" draw:handle-range-y-minimum="0" draw:handle-range-y-maximum="10800"/><draw:handle draw:handle-position="21600 $2" draw:handle-range-x-minimum="3375" draw:handle-range-x-maximum="21600" draw:handle-range-y-minimum="0" draw:handle-range-y-maximum="?f0"/></draw:enhanced-geometry></draw:custom-shape><draw:line text:anchor-type="char" draw:z-index="9" draw:style-name="gr1" draw:text-style-name="P39" svg:x1="1.6752in" svg:y1="0.0236in" svg:x2="3.1752in" svg:y2="0.5236in"><text:p/></draw:line><draw:line text:anchor-type="char" draw:z-index="8" draw:style-name="gr1" draw:text-style-name="P39" svg:x1="0.9252in" svg:y1="0.0236in" svg:x2="0.9252in" svg:y2="0.5236in"><text:p/></draw:line>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  <table:table-cell table:style-name="Table5.E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E2" office:value-type="string">
            <text:h text:style-name="P38" text:outline-level="2">Initialization</text:h>
          </table:table-cell>
          <table:table-cell table:style-name="Table5.F2" office:value-type="string">
            <text:p text:style-name="P5"/>
          </table:table-cell>
          <table:table-cell table:style-name="Table5.E2" office:value-type="string">
            <text:p text:style-name="P9"/>
          </table:table-cell>
          <table:table-cell table:style-name="Table5.E8" office:value-type="string">
            <text:p text:style-name="P9">Calculate Payroll</text:p>
          </table:table-cell>
          <table:table-cell table:style-name="Table5.F2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2" office:value-type="string">
            <text:h text:style-name="P38" text:outline-level="2">Closing</text:h>
          </table:table-cell>
          <table:table-cell table:style-name="Table5.F2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E2" office:value-type="string">
            <text:p text:style-name="P5">1) <text:s/>Open (2) Files.</text:p>
            <text:p text:style-name="P4">2) <text:s/>Print Cover Page</text:p>
            <text:p text:style-name="Standard"><text:span text:style-name="T5">3) <text:s/>Print Heading 1</text:span><text:span text:style-name="T13">st</text:span><text:span text:style-name="T5"> page</text:span></text:p>
            <text:p text:style-name="P4">4) <text:s/>PK = 1 and LK = 0.</text:p>
            <text:p text:style-name="P4">5) <text:s/>MaxLines = 20.</text:p>
            <text:p text:style-name="P4">6) <text:s/>Set page &amp; <text:s/>report totals</text:p>
            <text:p text:style-name="P4"><text:s text:c="5"/>to 0 including:</text:p>
            <text:p text:style-name="P4"><text:s text:c="5"/>Pgross, Pfica,Pnet,</text:p>
            <text:p text:style-name="P4"><text:s text:c="5"/>Rgross, Rfica, Rnet</text:p>
            <text:p text:style-name="P4">7) <text:s/>EOF = “No”.</text:p>
            <text:p text:style-name="P4">8) <text:s/>Read RawData</text:p>
            <text:p text:style-name="P4"><text:s text:c="5"/>At End set EOF = “Yes”.</text:p>
          </table:table-cell>
          <table:table-cell table:style-name="Table5.F2" office:value-type="string">
            <text:p text:style-name="P5"/>
          </table:table-cell>
          <table:table-cell table:style-name="Table5.E2" office:value-type="string">
            <text:p text:style-name="P5"/>
          </table:table-cell>
          <table:table-cell table:style-name="Table5.E8" office:value-type="string">
            <text:p text:style-name="P5">1) <text:s/>If LK = MaxLines</text:p>
            <text:p text:style-name="P4"><text:s text:c="10"/>Perform New Page.</text:p>
            <text:p text:style-name="P4">2) <text:s/>Perform Calculate Gross.</text:p>
            <text:p text:style-name="P4">3) <text:s/>Perform Calculate FICA</text:p>
            <text:p text:style-name="P4">4) <text:s/>Write Detail Line.</text:p>
            <text:p text:style-name="P4">5) <text:s/>LK++, compute page totals</text:p>
            <text:p text:style-name="P4">6) <text:s/>Read RawData</text:p>
            <text:p text:style-name="P4"><text:s text:c="8"/>At End <text:s/>set EOF = “Yes”.</text:p>
          </table:table-cell>
          <table:table-cell table:style-name="Table5.F2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2" office:value-type="string">
            <text:p text:style-name="P5">1) <text:s/>Write totals last page.</text:p>
            <text:p text:style-name="P4">2) <text:s/>PK++</text:p>
            <text:p text:style-name="P4">3) <text:s/>Write summary heading.</text:p>
            <text:p text:style-name="P4">4) <text:s/>Add last page totals to report totals.</text:p>
            <text:p text:style-name="P4">4) <text:s/>Write summary.</text:p>
            <text:p text:style-name="P4">5) <text:s/>Write page number.</text:p>
            <text:p text:style-name="P4">6) <text:s/>Close files.</text:p>
            <text:p text:style-name="P4"/>
          </table:table-cell>
          <table:table-cell table:style-name="Table5.F2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E4" office:value-type="string">
            <text:p text:style-name="P14"><draw:line text:anchor-type="char" draw:z-index="10" draw:style-name="gr1" draw:text-style-name="P39" svg:x1="2.4264in" svg:y1="0.0307in" svg:x2="0.9264in" svg:y2="0.5307in"><text:p/></draw:line></text:p>
          </table:table-cell>
          <table:table-cell table:style-name="Table5.A1" office:value-type="string">
            <text:p text:style-name="P5"/>
          </table:table-cell>
          <table:table-cell table:style-name="Table5.E4" office:value-type="string">
            <text:p text:style-name="P5"/>
          </table:table-cell>
          <table:table-cell table:style-name="Table5.E4" office:value-type="string">
            <text:p text:style-name="P14"><draw:line text:anchor-type="char" draw:z-index="12" draw:style-name="gr1" draw:text-style-name="P39" svg:x1="1.4252in" svg:y1="0.0307in" svg:x2="3.0504in" svg:y2="0.5307in"><text:p/></draw:line><draw:line text:anchor-type="char" draw:z-index="11" draw:style-name="gr1" draw:text-style-name="P39" svg:x1="0.9252in" svg:y1="0.0307in" svg:x2="0.9252in" svg:y2="0.5307in"><text:p/></draw:line>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4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E2" office:value-type="string">
            <text:h text:style-name="P38" text:outline-level="2">New Page</text:h>
          </table:table-cell>
          <table:table-cell table:style-name="Table5.F2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2" office:value-type="string">
            <text:h text:style-name="P38" text:outline-level="2">Calculate Gross</text:h>
          </table:table-cell>
          <table:table-cell table:style-name="Table5.F2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2" office:value-type="string">
            <text:h text:style-name="P38" text:outline-level="2">Calculate FICA</text:h>
          </table:table-cell>
          <table:table-cell table:style-name="Table5.F2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E2" office:value-type="string">
            <text:p text:style-name="P9">Finish Last Page.</text:p>
            <text:p text:style-name="P4">1) <text:s/>Write page summaries.</text:p>
            <text:p text:style-name="P4">2) <text:s/>Write page number.</text:p>
            <text:p text:style-name="P4">3) <text:s/>Add page totals to report</text:p>
            <text:p text:style-name="P4"><text:s text:c="5"/>totals</text:p>
            <text:p text:style-name="P8">Start Next Page.</text:p>
            <text:p text:style-name="P4">4) <text:s/>PK++</text:p>
            <text:p text:style-name="P4">5) <text:s/>Write page headings.</text:p>
            <text:p text:style-name="P4">6) <text:s/>LK = 0.</text:p>
            <text:p text:style-name="P4"><text:s text:c="5"/>Set page totals to zero.</text:p>
          </table:table-cell>
          <table:table-cell table:style-name="Table5.F2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2" office:value-type="string">
            <text:p text:style-name="P5">Calculate gross pay. <text:s/>Pay regular time for &lt;= 40 hours, time and a half for hours over 40, and double time for time during company recognized holidays.</text:p>
          </table:table-cell>
          <table:table-cell table:style-name="Table5.F2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2" office:value-type="string">
            <text:p text:style-name="P5">Calculate FICA using current government regulations.</text:p>
          </table:table-cell>
          <table:table-cell table:style-name="Table5.F2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E4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4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4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</table:table>
      <text:p text:style-name="P22">Legend:</text:p>
      <text:p text:style-name="P22"><text:tab/>PK: <text:s/>Page counter.</text:p>
      <text:p text:style-name="P22"><text:tab/>LK: <text:s/>Line counter (lines printed on page).</text:p>
      <text:p text:style-name="P22"><text:tab/>MaxLines: <text:s/>Desired detail lines per page.</text:p>
      <text:p text:style-name="P22"><text:tab/>EOF: <text:s/>Flag used to indicate end of file.</text:p>
      <text:p text:style-name="P22"/>
      <text:p text:style-name="P28">“D” Option (best grade is 65):</text:p>
      <text:p text:style-name="P22">Convert the Microsoft version of the application in the class notes to GNU/Linux standard “C” <text:s/>with<text:span text:style-name="T16"> page breaks and department control breaks</text:span>. <text:s/>You must use fscanf and fprintf. <text:s/>All I/O for employee records must be to files. <text:s/>Compile the <text:soft-page-break/>application using gcc. <text:s text:c="2"/>You must submit a copy of all source files, data files, and the results (report).</text:p>
      <text:p text:style-name="P22"/>
      <text:p text:style-name="P26">“C” Option (best grade is a 79):</text:p>
      <text:p text:style-name="Standard"><text:span text:style-name="T8">You need not complete the “D” option. <text:s/>Solve the problem using gcc but the modules “New Page,” Calculate Gross,” and “Calculate FICA” must be implemented as subprograms. <text:s/>You may not use any global variables. <text:s/>“Calculate Gross” and “Calculate FICA” must return their values through the name of the function. <text:s/>All parameters to “Calculate Gross” and “Calculate FICA” should be passed by value. <text:s/>“New Page” must pass any results back through the parameter list (CBR). <text:s/></text:span><text:span text:style-name="T12">A script must be used to produce (compile and link) the executable.</text:span><text:span text:style-name="T8"> <text:s/>You must use the following directory structure. <text:s/></text:span></text:p>
      <text:p text:style-name="P22"/>
      <text:p text:style-name="P22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E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E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E2" office:value-type="string">
            <text:p text:style-name="P23">src directory</text:p>
          </table:table-cell>
          <table:table-cell table:style-name="Table6.F2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E2" office:value-type="string">
            <text:p text:style-name="P23">Project Directory</text:p>
          </table:table-cell>
          <table:table-cell table:style-name="Table6.C3" office:value-type="string">
            <text:p text:style-name="P23"/>
          </table:table-cell>
          <table:table-cell table:style-name="Table6.E1" office:value-type="string">
            <text:p text:style-name="P23"/>
          </table:table-cell>
          <table:table-cell table:style-name="Table6.E3" office:value-type="string">
            <text:p text:style-name="P23">Driver</text:p>
          </table:table-cell>
          <table:table-cell table:style-name="Table6.F2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E2" office:value-type="string">
            <text:p text:style-name="P23">Script</text:p>
            <text:p text:style-name="P22">Executable</text:p>
            <text:p text:style-name="P22">Data file</text:p>
            <text:p text:style-name="P22">Report </text:p>
          </table:table-cell>
          <table:table-cell table:style-name="Table6.C4" office:value-type="string">
            <text:p text:style-name="P23"/>
          </table:table-cell>
          <table:table-cell table:style-name="Table6.D4" office:value-type="string">
            <text:p text:style-name="P23"/>
          </table:table-cell>
          <table:table-cell table:style-name="Table6.E4" office:value-type="string">
            <text:p text:style-name="P23"/>
          </table:table-cell>
          <table:table-cell table:style-name="Table6.F2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D4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E4" office:value-type="string">
            <text:p text:style-name="P23">Calculate Gross</text:p>
          </table:table-cell>
          <table:table-cell table:style-name="Table6.F2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E4" office:value-type="string">
            <text:p text:style-name="P23"/>
          </table:table-cell>
          <table:table-cell table:style-name="Table6.F2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E4" office:value-type="string">
            <text:p text:style-name="P23">Calculate FICA</text:p>
          </table:table-cell>
          <table:table-cell table:style-name="Table6.F2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E4" office:value-type="string">
            <text:p text:style-name="P23"/>
          </table:table-cell>
          <table:table-cell table:style-name="Table6.F2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E9" office:value-type="string">
            <text:p text:style-name="P23">New Page</text:p>
          </table:table-cell>
          <table:table-cell table:style-name="Table6.F2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D4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</table:table>
      <text:p text:style-name="P22"><text:s/>You must submit a copy of all source files, data files, the results (report), and the script used to build the “C” option executable.</text:p>
      <text:p text:style-name="P22"/>
      <text:p text:style-name="P26">“B” Option (best grade is 89);</text:p>
      <text:p text:style-name="P22">Implement the “C” option but build the application using the “make” utility. <text:s/>You must submit a copy of all source files, data files, the results (report), the script used to build the “C” option executable, and the “Makefile” to produce the “B” option executable.</text:p>
      <text:p text:style-name="P22"/>
      <text:p text:style-name="P26">“A” Option (best grade is 100);</text:p>
      <text:p text:style-name="P22">Grades in excess of 89 will be based on proper use of naming conventions, indentation, documentation, program clarity, and other software system attributes.</text:p>
      <text:p text:style-name="P22"/>
      <text:p text:style-name="Standard"><text:span text:style-name="T8">Hint: <text:s/>\n, \t, \b, \r, \f - carriage control for newline, tab, backspace, carriage return, and form feed. <text:s/>There are more. <text:s/>Look them up. <text:s/>Hint: left justify in field of 10 </text:span><text:soft-page-break/><text:span text:style-name="T8">printf(“%-10d”,59), to force sign printf(“%+10d”,59), %-+d would force both the sign to print and left justify, %5.2f implies print with two digits to the right of the decimal point with a maximum of 5 digits to the left, %0 and %x prints an integer in octal and hexadecimal respectively. <text:s/>#define TopOfPage ‘\014’ and #define Bell ‘\07’ may be used to skip to the top of a page or ring the bell respectiv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Courier New" fo:font-weight="bold" style:font-weight-asian="bold" style:font-name-complex="Courier New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Courier New" fo:font-size="14pt" fo:font-weight="bold" style:font-size-asian="14pt" style:font-weight-asian="bold" style:font-name-complex="Courier New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fo:min-width="0.0161in" draw:z-index="6"><draw:text-box fo:min-height="0.1457in"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S278 “C”</dc:title>
    <meta:creation-date>2012-02-04T21:12:22.54</meta:creation-date>
    <meta:editing-cycles>9</meta:editing-cycles>
    <meta:editing-duration>PT51M43S</meta:editing-duration>
    <meta:generator>LibreOffice/3.3$Win32 LibreOffice_project/330m19$Build-301</meta:generator>
    <dc:date>2013-01-29T09:11:07.59</dc:date>
    <meta:document-statistic meta:table-count="6" meta:image-count="0" meta:object-count="0" meta:page-count="7" meta:paragraph-count="273" meta:word-count="1663" meta:character-count="10872"/>
  </office:meta>
</office:document-meta>
</file>